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lama" svg:font-family="Flama, Calibri, Arial, sans-serif"/>
    <style:font-face style:name="Lohit Devanagari1" svg:font-family="'Lohit Devanagari'"/>
    <style:font-face style:name="Open Sans" svg:font-family="'Open Sans', 'Helvetica Neue', Helvetica, Arial, sans-serif"/>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text-properties style:font-name="Liberation Serif" officeooo:rsid="0010a8e4" officeooo:paragraph-rsid="0010a8e4"/>
    </style:style>
    <style:style style:name="P2" style:family="paragraph" style:parent-style-name="Standard">
      <style:paragraph-properties fo:line-height="200%" fo:text-align="center" style:justify-single-word="false"/>
      <style:text-properties style:font-name="Liberation Serif" officeooo:rsid="0010a8e4" officeooo:paragraph-rsid="0010a8e4"/>
    </style:style>
    <style:style style:name="P3" style:family="paragraph" style:parent-style-name="Standard">
      <style:paragraph-properties fo:line-height="200%" fo:text-align="start" style:justify-single-word="false"/>
      <style:text-properties style:font-name="Liberation Serif" officeooo:rsid="0010a8e4" officeooo:paragraph-rsid="0010a8e4"/>
    </style:style>
    <style:style style:name="P4" style:family="paragraph" style:parent-style-name="Standard">
      <style:paragraph-properties fo:line-height="200%" fo:text-align="start" style:justify-single-word="false"/>
      <style:text-properties style:font-name="Liberation Serif" officeooo:paragraph-rsid="0010a8e4"/>
    </style:style>
    <style:style style:name="P5" style:family="paragraph" style:parent-style-name="Standard">
      <style:paragraph-properties fo:line-height="200%" fo:text-align="center" style:justify-single-word="false"/>
      <style:text-properties style:font-name="Liberation Serif" officeooo:rsid="00133036" officeooo:paragraph-rsid="00133036"/>
    </style:style>
    <style:style style:name="P6" style:family="paragraph" style:parent-style-name="Standard">
      <style:paragraph-properties fo:line-height="200%" fo:text-align="start" style:justify-single-word="false"/>
      <style:text-properties style:font-name="Liberation Serif" officeooo:rsid="00133036" officeooo:paragraph-rsid="00133036"/>
    </style:style>
    <style:style style:name="P7" style:family="paragraph" style:parent-style-name="Text_20_body">
      <style:paragraph-properties fo:line-height="200%" fo:text-align="start" style:justify-single-word="false"/>
      <style:text-properties style:font-name="Liberation Serif" officeooo:rsid="00133036" officeooo:paragraph-rsid="00133036"/>
    </style:style>
    <style:style style:name="T1" style:family="text">
      <style:text-properties officeooo:rsid="0010a8e4"/>
    </style:style>
    <style:style style:name="T2" style:family="text">
      <style:text-properties officeooo:rsid="00116142"/>
    </style:style>
    <style:style style:name="T3" style:family="text">
      <style:text-properties fo:font-style="italic"/>
    </style:style>
    <style:style style:name="T4" style:family="text">
      <style:text-properties fo:font-variant="normal" fo:text-transform="none" fo:color="#212529" fo:font-size="12pt" fo:letter-spacing="normal" fo:font-style="normal" fo:font-weight="normal" style:font-size-asian="12pt" style:font-size-complex="12pt"/>
    </style:style>
    <style:style style:name="T5" style:family="text">
      <style:text-properties fo:font-variant="normal" fo:text-transform="none" fo:color="#212529" fo:font-size="12pt" fo:letter-spacing="normal" fo:font-style="normal" fo:font-weight="normal" officeooo:rsid="00139f68" style:font-size-asian="12pt" style:font-size-complex="12pt"/>
    </style:style>
    <style:style style:name="T6" style:family="text">
      <style:text-properties fo:font-variant="normal" fo:text-transform="none" fo:color="#212529" fo:font-size="12pt" fo:letter-spacing="normal" fo:font-style="normal" fo:font-weight="normal" officeooo:rsid="0014818b" style:font-size-asian="12pt" style:font-size-complex="12pt"/>
    </style:style>
    <style:style style:name="T7" style:family="text">
      <style:text-properties fo:font-variant="normal" fo:text-transform="none" fo:color="#212529" fo:font-size="12pt" fo:letter-spacing="normal" fo:font-style="normal" fo:font-weight="normal" officeooo:rsid="001487c0" style:font-size-asian="12pt" style:font-size-complex="12pt"/>
    </style:style>
    <style:style style:name="T8" style:family="text">
      <style:text-properties fo:font-variant="normal" fo:text-transform="none" fo:color="#212529" fo:font-size="12pt" fo:letter-spacing="normal" fo:font-style="normal" fo:font-weight="normal" officeooo:rsid="00158fd2" style:font-size-asian="12pt" style:font-size-complex="12pt"/>
    </style:style>
    <style:style style:name="T9" style:family="text">
      <style:text-properties fo:font-variant="normal" fo:text-transform="none" fo:color="#212529" fo:font-size="12pt" fo:letter-spacing="normal" fo:font-style="normal" fo:font-weight="normal" officeooo:rsid="0016eb98" style:font-size-asian="12pt" style:font-size-complex="12pt"/>
    </style:style>
    <style:style style:name="T10" style:family="text">
      <style:text-properties fo:font-size="12pt" officeooo:rsid="0010a8e4"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ise Ballotti</text:p>
      <text:p text:style-name="P1">Professor Case</text:p>
      <text:p text:style-name="P1">COP 1500</text:p>
      <text:p text:style-name="P1">08/25/19</text:p>
      <text:p text:style-name="P2">Fields Report</text:p>
      <text:p text:style-name="P3"><text:tab/>because this is a entry level class it is important to start with the basics. For someone new looking into the feild, they could very easily group all jobs dealing with computers together. Heck, even for people in the field it can get confusing where the boundaries lie. I have a little story to explain how one could get confused. I met my new roommate for the fist time a week ago, he seemed like a good enough guy. We got to talking about our majors, and I told him I am a <text:span text:style-name="T2">S</text:span>oftware <text:span text:style-name="T2">E</text:span>ngineering major. That is when he said back to me “<text:span text:style-name="T2">oh we are like the same thing, I am getting my B.S. in Computer Information Systems.” no roommate, you are wrong on so many levels. You wish you were as cool as Software Engineering. So I think it is important to know the difference between computer science, software engineering, and information technology.</text:span></text:p>
      <text:p text:style-name="P4"><text:span text:style-name="T1"><text:tab/>I would like to start with the most broad subject first, computer science. It was pretty hard finding a solid definition of computer science as most dictionaries or websites wanted to bring software engineering into it. I think that the author of International student said it best though, </text:span><text:span text:style-name="T10">“</text:span><text:span text:style-name="T4">computer science is the study of computer technology, both hardware and software.” </text:span><text:span text:style-name="T5">(2019) The field covers a verity of jobs, but tends to focus on the hardware. A good example would be the fact that processors are using light waves to etch out transistors. Not to say that computer scientist do not do anything with software, just like software engineers do not know anything about hardware, they just tend to be more specialized in hardware. </text:span></text:p>
      <text:p text:style-name="P4"><text:span text:style-name="T5"><text:tab/></text:span><text:span text:style-name="T6">The next field I would like to talk about is information technology. This is the field that I personally know the least about. “At the most basic level, information technology is the application of technology to solve business or organizational problems.” (Slyter, 2019) I am sure the vast majority of </text:span><text:soft-page-break/><text:span text:style-name="T6">people think that information technology is just people that you call when your computer Is not properly working, but its so much more. </text:span><text:span text:style-name="T7">In Slyters article, she talks about a lot of large scale data problems. Information technology works on solving problems within companies or severs and focuses on efficiency along with reliability. Efficiency and reliability are wildly important when dealing with large amounts of data.</text:span></text:p>
      <text:p text:style-name="P4"><text:span text:style-name="T7"><text:tab/>The last topic is my own major, Software Engineering. “Software engineering is the use of an organized and regulated approach for the design, development, testing, documentation, and maintenance of software by applying principles from engineering, project management, computer science, programming, cost management as well as other areas.” </text:span><text:span text:style-name="T8">(Gadagkar) I like Gadagkar’s definition because it says what Software Engineering is as well as what it takes to apply it. A significant <text:s/>amount of the population is able to program, but it takes more than that to be a Software Engineer. It takes planning and knowledge of software hardware.</text:span></text:p>
      <text:p text:style-name="P4"><text:span text:style-name="T8"><text:tab/>I currently am working on research with Dr. Buzasi doing astrophysics. Our entire job is writing code in many languages. I'm excited to to see what this class has too offer other than </text:span><text:span text:style-name="T9">software engineering. I look forward to learning new things about other fields. Regarding my story in the beginning, I was joking about being upset with my roommate, but it is important to know that there are differences between the majors, and that some people will enjoy and understand one more than another.</text:span></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5"><text:soft-page-break/>Works Cited</text:p>
      <text:p text:style-name="P7"><text:tab/>Gadagkar, Shweta. “Software Engineering: Definition, Process &amp; Methods.” <text:span text:style-name="T3">Study.com</text:span>, Study.com, study.com/academy/lesson/software-engineering-definition-process-methods.html.</text:p>
      <text:p text:style-name="P7"><text:tab/>Slyter, Kirsten. “What Is Information Technology? A Beginner's Guide to the World of IT.” <text:span text:style-name="T3">Rasmussen College</text:span>, 2019, www.rasmussen.edu/degrees/technology/blog/what-is-information-technology/.</text:p>
      <text:p text:style-name="P7"><text:tab/>“What Is Computer Science?: Study Computer Science in the US.” <text:span text:style-name="T3">International Student</text:span>, 2019, www.internationalstudent.com/study-computer-science/what-is-computer-scienc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lama" svg:font-family="Flama, Calibri, Arial, sans-serif"/>
    <style:font-face style:name="Lohit Devanagari1" svg:font-family="'Lohit Devanagari'"/>
    <style:font-face style:name="Open Sans" svg:font-family="'Open Sans', 'Helvetica Neue', Helvetica, Arial, sans-serif"/>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5T22:26:25.307239317</meta:creation-date>
    <dc:date>2019-08-25T23:56:33.980766842</dc:date>
    <meta:editing-duration>PT5M55S</meta:editing-duration>
    <meta:editing-cycles>1</meta:editing-cycles>
    <meta:document-statistic meta:table-count="0" meta:image-count="0" meta:object-count="0" meta:page-count="3" meta:paragraph-count="14" meta:word-count="631" meta:character-count="4037" meta:non-whitespace-character-count="3410"/>
    <meta:generator>LibreOffice/6.0.7.3$Linux_X86_64 LibreOffice_project/00m0$Build-3</meta:generator>
  </office:meta>
</office:document-meta>
</file>